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108" officeooo:paragraph-rsid="00107108"/>
    </style:style>
    <style:style style:name="P2" style:family="paragraph" style:parent-style-name="Standard">
      <style:text-properties fo:font-weight="bold" officeooo:rsid="00107108" officeooo:paragraph-rsid="00107108" style:font-weight-asian="bold" style:font-weight-complex="bold"/>
    </style:style>
    <style:style style:name="P3" style:family="paragraph" style:parent-style-name="Standard">
      <style:text-properties fo:font-weight="normal" officeooo:rsid="00107108" officeooo:paragraph-rsid="00107108" style:font-weight-asian="normal" style:font-weight-complex="normal"/>
    </style:style>
    <style:style style:name="P4" style:family="paragraph" style:parent-style-name="Standard">
      <style:text-properties fo:color="#663300" fo:font-weight="normal" officeooo:rsid="00107108" officeooo:paragraph-rsid="00107108" style:font-weight-asian="normal" style:font-weight-complex="normal"/>
    </style:style>
    <style:style style:name="P5" style:family="paragraph" style:parent-style-name="Standard">
      <style:text-properties fo:color="#663300" fo:font-weight="normal" officeooo:rsid="0011bd57" officeooo:paragraph-rsid="0011bd57" style:font-weight-asian="normal" style:font-weight-complex="normal"/>
    </style:style>
    <style:style style:name="P6" style:family="paragraph" style:parent-style-name="Standard">
      <style:text-properties fo:color="#663300" fo:font-weight="normal" officeooo:rsid="001280c7" officeooo:paragraph-rsid="001280c7" style:font-weight-asian="normal" style:font-weight-complex="normal"/>
    </style:style>
    <style:style style:name="P7" style:family="paragraph" style:parent-style-name="Standard">
      <style:text-properties fo:color="#663300" fo:font-weight="normal" officeooo:rsid="00129a90" officeooo:paragraph-rsid="00129a90" style:font-weight-asian="normal" style:font-weight-complex="normal"/>
    </style:style>
    <style:style style:name="P8" style:family="paragraph" style:parent-style-name="Standard">
      <style:text-properties fo:color="#000000" fo:font-weight="normal" officeooo:rsid="001280c7" officeooo:paragraph-rsid="001280c7" style:font-weight-asian="normal" style:font-weight-complex="normal"/>
    </style:style>
    <style:style style:name="P9" style:family="paragraph" style:parent-style-name="Preformatted_20_Text">
      <style:text-properties fo:color="#663300" style:font-name="Liberation Mono" fo:font-size="10pt" fo:font-weight="normal" officeooo:rsid="001280c7" style:font-name-asian="Nimbus Mono L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fo:color="#663300" style:font-name="Liberation Mono" fo:font-size="10pt" fo:font-weight="normal" officeooo:rsid="001280c7" officeooo:paragraph-rsid="001280c7" style:font-name-asian="Nimbus Mono L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663300" style:font-name="Liberation Mono" fo:font-size="10pt" fo:font-weight="normal" officeooo:rsid="001280c7" style:font-name-asian="Nimbus Mono L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1bd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describes how to Install and configure Stackstorm on CentOS 7.</text:p>
      <text:p text:style-name="P1"/>
      <text:p text:style-name="P2">Installation</text:p>
      <text:p text:style-name="P2"/>
      <text:p text:style-name="P3">We need to do the following pre-requisites for the installation</text:p>
      <text:p text:style-name="P3"/>
      <text:p text:style-name="P3">Edit the /etc/hosts file as follows. <text:span text:style-name="T1">In my case the hostname is stackstorm</text:span></text:p>
      <text:p text:style-name="P3"/>
      <text:p text:style-name="P4">127.0.0.1 <text:s text:c="2"/>localhost localhost.localdomain localhost4 localhost4.localdomain4 <text:span text:style-name="T1">stackstorm</text:span></text:p>
      <text:p text:style-name="P4"/>
      <text:p text:style-name="P8">Create a new file /etc/yum.repos.d/stackstorm.repo, and add the following lines.</text:p>
      <text:p text:style-name="P6"/>
      <text:p text:style-name="P10">[st2-f20-components]</text:p>
      <text:p text:style-name="P9">Name=StackStorm Dependencies Fedora repository</text:p>
      <text:p text:style-name="P9">baseurl=http://downloads.stackstorm.net/rpm/fedora/20/stable/</text:p>
      <text:p text:style-name="P9">enabled=1</text:p>
      <text:p text:style-name="P11">gpgcheck=0</text:p>
      <text:p text:style-name="P7">Install EPEL repositories.</text:p>
      <text:p text:style-name="P7"/>
      <text:p text:style-name="P7"/>
      <text:p text:style-name="P6"/>
      <text:p text:style-name="P5"><text:s/>1 <text:s/>yum update</text:p>
      <text:p text:style-name="P5"><text:s text:c="4"/>2 <text:s/>sudo yum update</text:p>
      <text:p text:style-name="P5"><text:s text:c="4"/>3 <text:s/>hostname -i</text:p>
      <text:p text:style-name="P5"><text:s text:c="4"/>4 <text:s/>sudo vi /etc/host</text:p>
      <text:p text:style-name="P5"><text:s text:c="4"/>5 <text:s/>sudo vi /etc/hosts</text:p>
      <text:p text:style-name="P5"><text:s text:c="4"/>6 <text:s/>hostname -i</text:p>
      <text:p text:style-name="P5"><text:s text:c="4"/>7 <text:s/>wget https://github.com/StackStorm/st2/blob/master//requirements.txt</text:p>
      <text:p text:style-name="P5"><text:s text:c="4"/>8 <text:s/>yum install wget</text:p>
      <text:p text:style-name="P5"><text:s text:c="4"/>9 <text:s/>sudo yum install wget</text:p>
      <text:p text:style-name="P5"><text:s text:c="3"/>10 <text:s/>wget https://github.com/StackStorm/st2/blob/master//requirements.txt</text:p>
      <text:p text:style-name="P5"><text:s text:c="3"/>11 <text:s/>cat requirements.txt </text:p>
      <text:p text:style-name="P5"><text:s text:c="3"/>12 <text:s/>wget -c https://github.com/StackStorm/st2/raw/master/requirements.txt</text:p>
      <text:p text:style-name="P5"><text:s text:c="3"/>13 <text:s/>rm requirements.txt </text:p>
      <text:p text:style-name="P5"><text:s text:c="3"/>14 <text:s/>wget -c https://github.com/StackStorm/st2/raw/master/requirements.txt</text:p>
      <text:p text:style-name="P5"><text:s text:c="3"/>15 <text:s/>cat requirements.txt </text:p>
      <text:p text:style-name="P5"><text:s text:c="3"/>16 <text:s/>yum install erlang</text:p>
      <text:p text:style-name="P5"><text:s text:c="3"/>17 <text:s/>sudo yum install erlang-</text:p>
      <text:p text:style-name="P5"><text:s text:c="3"/>18 <text:s/>sudo yum install erlang</text:p>
      <text:p text:style-name="P5"><text:s text:c="3"/>19 <text:s/>rpm --import https://www.rabbitmq.com/rabbitmq-signing-key-public.asc</text:p>
      <text:p text:style-name="P5"><text:s text:c="3"/>20 <text:s text:c="5"/>yum install rabbitmq-server-3.5.5-3.noarch.rpm</text:p>
      <text:p text:style-name="P5"><text:s text:c="3"/>21 <text:s/>sudo rpm --import https://www.rabbitmq.com/rabbitmq-signing-key-public.asc</text:p>
      <text:p text:style-name="P5"><text:s text:c="3"/>22 <text:s/>yum install rabbitmq-server</text:p>
      <text:p text:style-name="P5"><text:s text:c="3"/>23 <text:s/>sudo yum install rabbitmq-server</text:p>
      <text:p text:style-name="P5"><text:s text:c="3"/>24 <text:s/>sudo rabbitmq-plugins enable rabbitmq_management</text:p>
      <text:p text:style-name="P5"><text:s text:c="3"/>25 <text:s/>service rabbitmq-server restart</text:p>
      <text:p text:style-name="P5"><text:s text:c="3"/>26 <text:s/>service service rabbitmq-server restart</text:p>
      <text:p text:style-name="P5"><text:s text:c="3"/>27 <text:s/>sudo service rabbitmq-server restart</text:p>
      <text:p text:style-name="P5"><text:s text:c="3"/>28 <text:s/>curl -sS -o /usr/bin/rabbitmqadmin http://localhost:15672/cli/rabbitmqadmin</text:p>
      <text:p text:style-name="P5"><text:s text:c="3"/>29 <text:s/>sudo curl -sS -o /usr/bin/rabbitmqadmin http://localhost:15672/cli/rabbitmqadmin</text:p>
      <text:p text:style-name="P5"><text:s text:c="3"/>30 <text:s/>chmod 755 /usr/bin/rabbitmqadmin</text:p>
      <text:p text:style-name="P5"><text:s text:c="3"/>31 <text:s/>sudo chmod 755 /usr/bin/rabbitmqadmin</text:p>
      <text:p text:style-name="P5"><text:soft-page-break/><text:s text:c="3"/>32 <text:s/>pip2.7 install -r requirements.txt</text:p>
      <text:p text:style-name="P5"><text:s text:c="3"/>33 <text:s/>sudo pip2.7 install -r requirements.txt</text:p>
      <text:p text:style-name="P5"><text:s text:c="3"/>34 <text:s/>ls</text:p>
      <text:p text:style-name="P5"><text:s text:c="3"/>35 <text:s/>wget https://github.com/StackStorm/st2/raw/master/tools/st2_deploy.sh</text:p>
      <text:p text:style-name="P5"><text:s text:c="3"/>36 <text:s/>cat st2_deploy.sh </text:p>
      <text:p text:style-name="P5"><text:s text:c="3"/>37 <text:s/>chmod +x https://github.com/StackStorm/st2/raw/master/tools/st2_deploy.sh</text:p>
      <text:p text:style-name="P5"><text:s text:c="3"/>38 <text:s/>chmod +x st2_deploy.sh </text:p>
      <text:p text:style-name="P5"><text:s text:c="3"/>39 <text:s/>sudo ./st2_deploy.sh </text:p>
      <text:p text:style-name="P5"><text:s text:c="3"/>40 <text:s/>ping 8.8.8.8</text:p>
      <text:p text:style-name="P5"><text:s text:c="3"/>41 <text:s/>ls</text:p>
      <text:p text:style-name="P5"><text:s text:c="3"/>42 <text:s/>ping 8.8.8.8</text:p>
      <text:p text:style-name="P5"><text:s text:c="3"/>43 <text:s/>sudo ./st2_deploy.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1:08:09.094625479</meta:creation-date>
    <dc:date>2015-10-08T21:13:31.926368375</dc:date>
    <meta:editing-duration>PT1H8M14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55" meta:word-count="236" meta:character-count="2340" meta:non-whitespace-character-count="1970"/>
  </office:meta>
</office:document-meta>
</file>